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4969in" svg:height="4.2043in" svg:x="3.4169in" svg:y="0in">
            <draw:object draw:notify-on-update-of-ranges="Sheet1.A1:Sheet1.A6 Sheet1.B1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091in" svg:height="3.2736in" svg:x="3.25in" svg:y="4.6224in">
            <draw:object draw:notify-on-update-of-ranges="Sheet1.A24:Sheet1.A26 Sheet1.B24:Sheet1.B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3DES Combinational</text:p>
          </table:table-cell>
          <table:table-cell office:value-type="float" office:value="15216993">
            <text:p>15216993</text:p>
          </table:table-cell>
        </table:table-row>
        <table:table-row table:style-name="ro1">
          <table:table-cell office:value-type="string">
            <text:p>3DES Non-Combinational</text:p>
          </table:table-cell>
          <table:table-cell office:value-type="float" office:value="4942080">
            <text:p>4942080</text:p>
          </table:table-cell>
        </table:table-row>
        <table:table-row table:style-name="ro1">
          <table:table-cell office:value-type="string">
            <text:p>ECC Combinational</text:p>
          </table:table-cell>
          <table:table-cell office:value-type="float" office:value="7292763">
            <text:p>7292763</text:p>
          </table:table-cell>
        </table:table-row>
        <table:table-row table:style-name="ro1">
          <table:table-cell office:value-type="string">
            <text:p>ECC Non-Combinational</text:p>
          </table:table-cell>
          <table:table-cell office:value-type="float" office:value="8377776">
            <text:p>8377776</text:p>
          </table:table-cell>
        </table:table-row>
        <table:table-row table:style-name="ro1">
          <table:table-cell office:value-type="string">
            <text:p>Controller Combinational</text:p>
          </table:table-cell>
          <table:table-cell office:value-type="float" office:value="219879">
            <text:p>219879</text:p>
          </table:table-cell>
        </table:table-row>
        <table:table-row table:style-name="ro1">
          <table:table-cell office:value-type="string">
            <text:p>Controller Non-Combinational</text:p>
          </table:table-cell>
          <table:table-cell office:value-type="float" office:value="535392">
            <text:p>535392</text:p>
          </table:table-cell>
        </table:table-row>
        <table:table-row table:style-name="ro2" table:number-rows-repeated="17">
          <table:table-cell table:number-columns-repeated="2"/>
        </table:table-row>
        <table:table-row table:style-name="ro2">
          <table:table-cell office:value-type="string">
            <text:p>3DES</text:p>
          </table:table-cell>
          <table:table-cell office:value-type="float" office:value="6840">
            <text:p>6840</text:p>
          </table:table-cell>
        </table:table-row>
        <table:table-row table:style-name="ro3">
          <table:table-cell office:value-type="string">
            <text:p>ECC</text:p>
          </table:table-cell>
          <table:table-cell office:value-type="float" office:value="2970">
            <text:p>2970</text:p>
          </table:table-cell>
        </table:table-row>
        <table:table-row table:style-name="ro3">
          <table:table-cell office:value-type="string">
            <text:p>Controller</text:p>
          </table:table-cell>
          <table:table-cell office:value-type="float" office:value="78.442">
            <text:p>78.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5-04-28T17:06:37</meta:creation-date>
    <dc:date>2015-04-28T18:07:53</dc:date>
    <dc:creator>Mentor Graphics</dc:creator>
    <meta:editing-duration>PT13M55S</meta:editing-duration>
    <meta:editing-cycles>1</meta:editing-cycles>
    <meta:document-statistic meta:table-count="1" meta:cell-count="18" meta:object-count="2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99ff" draw:opacity-name="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ff00"/>
    </style:style>
    <style:style style:name="ch10" style:family="chart">
      <style:chart-properties chart:solid-type="cuboid"/>
      <style:graphic-properties draw:fill-color="#008000" draw:fill-hatch-name="Black_20_45_20_Degrees" draw:fill-hatch-solid="tru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800000" draw:fill-hatch-name="Black_20_-45_20_Degrees" draw:fill-hatch-solid="true"/>
    </style:style>
    <style:style style:name="ch13" style:family="chart">
      <style:chart-properties chart:solid-type="cuboid"/>
      <style:graphic-properties draw:fill-color="#00ffff"/>
    </style:style>
    <style:style style:name="ch14" style:family="chart">
      <style:chart-properties chart:solid-type="cuboid"/>
      <style:graphic-properties draw:fill-color="#0000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63cm" svg:height="10.68cm" xlink:href=".." xlink:type="simple" chart:class="chart:circle" chart:style-name="ch1">
        <chart:title svg:x="5.786cm" svg:y="0.349cm" chart:style-name="ch2">
          <text:p>Total Area</text:p>
        </chart:title>
        <chart:legend chart:legend-position="end" svg:x="9.133cm" svg:y="3.597cm" style:legend-expansion="high" chart:style-name="ch3"/>
        <chart:plot-area chart:style-name="ch4" table:cell-range-address="Sheet1.A1:Sheet1.B6" chart:data-source-has-labels="column" svg:x="0.279cm" svg:y="1.554cm" svg:width="8.575cm" svg:height="8.913cm">
          <chartooo:coordinate-region svg:x="0.279cm" svg:y="1.723cm" svg:width="8.575cm" svg:height="8.575cm"/>
          <chart:axis chart:dimension="x" chart:name="primary-x" chart:style-name="ch5" chartooo:axis-type="auto">
            <chartooo:date-scale/>
            <chart:categories table:cell-range-address="Sheet1.A1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DES Combinational</text:p>
                <draw:g>
                  <svg:desc>Sheet1.A1:Sheet1.A6</svg:desc>
                </draw:g>
              </table:table-cell>
              <table:table-cell office:value-type="float" office:value="15216993">
                <text:p>15216993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3DES Non-Combinational</text:p>
              </table:table-cell>
              <table:table-cell office:value-type="float" office:value="4942080">
                <text:p>4942080</text:p>
              </table:table-cell>
            </table:table-row>
            <table:table-row>
              <table:table-cell office:value-type="string">
                <text:p>ECC Combinational</text:p>
              </table:table-cell>
              <table:table-cell office:value-type="float" office:value="7292763">
                <text:p>7292763</text:p>
              </table:table-cell>
            </table:table-row>
            <table:table-row>
              <table:table-cell office:value-type="string">
                <text:p>ECC Non-Combinational</text:p>
              </table:table-cell>
              <table:table-cell office:value-type="float" office:value="8377776">
                <text:p>8377776</text:p>
              </table:table-cell>
            </table:table-row>
            <table:table-row>
              <table:table-cell office:value-type="string">
                <text:p>Controller Combinational</text:p>
              </table:table-cell>
              <table:table-cell office:value-type="float" office:value="219879">
                <text:p>219879</text:p>
              </table:table-cell>
            </table:table-row>
            <table:table-row>
              <table:table-cell office:value-type="string">
                <text:p>Controller Non-Combinational</text:p>
              </table:table-cell>
              <table:table-cell office:value-type="float" office:value="535392">
                <text:p>535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7ff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ff00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0000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56cm" svg:height="8.316cm" xlink:href=".." xlink:type="simple" chart:class="chart:circle" chart:style-name="ch1">
        <chart:title svg:x="6.025cm" svg:y="0.302cm" chart:style-name="ch2">
          <text:p>Total Power</text:p>
        </chart:title>
        <chart:legend chart:legend-position="end" svg:x="12.466cm" svg:y="3.361cm" style:legend-expansion="high" chart:style-name="ch3"/>
        <chart:plot-area chart:style-name="ch4" table:cell-range-address="Sheet1.A24:Sheet1.B26" chart:data-source-has-labels="column" svg:x="0.295cm" svg:y="1.413cm" svg:width="11.876cm" svg:height="6.737cm">
          <chartooo:coordinate-region svg:x="2.865cm" svg:y="1.414cm" svg:width="6.736cm" svg:height="6.736cm"/>
          <chart:axis chart:dimension="x" chart:name="primary-x" chart:style-name="ch5" chartooo:axis-type="auto">
            <chartooo:date-scale/>
            <chart:categories table:cell-range-address="Sheet1.A24:Sheet1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:Sheet1.B2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DES</text:p>
                <draw:g>
                  <svg:desc>Sheet1.A24:Sheet1.A26</svg:desc>
                </draw:g>
              </table:table-cell>
              <table:table-cell office:value-type="float" office:value="6840">
                <text:p>6840</text:p>
                <draw:g>
                  <svg:desc>Sheet1.B24:Sheet1.B26</svg:desc>
                </draw:g>
              </table:table-cell>
            </table:table-row>
            <table:table-row>
              <table:table-cell office:value-type="string">
                <text:p>ECC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Controller</text:p>
              </table:table-cell>
              <table:table-cell office:value-type="float" office:value="78.442">
                <text:p>78.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